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94a" officeooo:paragraph-rsid="0001394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1394a" officeooo:paragraph-rsid="0001394a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none" officeooo:rsid="0004890a" officeooo:paragraph-rsid="0004890a"/>
    </style:style>
    <style:style style:name="P4" style:family="paragraph" style:parent-style-name="Standard">
      <style:text-properties style:font-name="Liberation Serif" fo:font-size="12pt" style:text-underline-style="none" officeooo:rsid="0004890a" officeooo:paragraph-rsid="0004890a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paragraph-rsid="00059348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rsid="00021266" officeooo:paragraph-rsid="00021266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021266" officeooo:paragraph-rsid="0004890a" style:font-size-asian="12pt" style:font-size-complex="12pt"/>
    </style:style>
    <style:style style:name="P8" style:family="paragraph" style:parent-style-name="Standard" style:list-style-name="L2">
      <style:text-properties style:font-name="Liberation Serif" fo:font-size="12pt" officeooo:rsid="00021266" officeooo:paragraph-rsid="00021266" style:font-size-asian="12pt" style:font-size-complex="12pt"/>
    </style:style>
    <style:style style:name="P9" style:family="paragraph" style:parent-style-name="Standard" style:list-style-name="L2">
      <style:text-properties style:font-name="Liberation Serif" fo:font-size="12pt" officeooo:rsid="0003a8ed" officeooo:paragraph-rsid="0003a8ed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officeooo:rsid="00059348" officeooo:paragraph-rsid="00059348" style:font-size-asian="12pt" style:font-size-complex="12pt"/>
    </style:style>
    <style:style style:name="P11" style:family="paragraph" style:parent-style-name="Standard" style:list-style-name="L1">
      <style:text-properties style:font-name="Liberation Serif" fo:font-size="12pt" style:text-underline-style="none" officeooo:rsid="0004890a" officeooo:paragraph-rsid="00059348" style:font-size-asian="12pt" style:font-size-complex="12pt"/>
    </style:style>
    <style:style style:name="P12" style:family="paragraph" style:parent-style-name="Standard" style:list-style-name="L3">
      <style:text-properties style:font-name="Liberation Serif" fo:font-size="12pt" style:text-underline-style="none" officeooo:rsid="00059348" officeooo:paragraph-rsid="00059348" style:font-size-asian="12pt" style:font-size-complex="12pt"/>
    </style:style>
    <style:style style:name="T1" style:family="text">
      <style:text-properties officeooo:rsid="00021266"/>
    </style:style>
    <style:style style:name="T2" style:family="text">
      <style:text-properties style:text-underline-style="solid" style:text-underline-width="auto" style:text-underline-color="font-color" officeooo:rsid="0003a8ed"/>
    </style:style>
    <style:style style:name="T3" style:family="text">
      <style:text-properties officeooo:rsid="0003a8ed"/>
    </style:style>
    <style:style style:name="T4" style:family="text">
      <style:text-properties fo:font-variant="normal" fo:text-transform="none" fo:color="#000000" fo:letter-spacing="normal" fo:font-style="normal" fo:font-weight="normal" officeooo:rsid="0004890a"/>
    </style:style>
    <style:style style:name="T5" style:family="text">
      <style:text-properties fo:font-variant="normal" fo:text-transform="none" fo:color="#000000" fo:letter-spacing="normal" fo:font-style="normal" fo:font-weight="normal" officeooo:rsid="00059348"/>
    </style:style>
    <style:style style:name="T6" style:family="text">
      <style:text-properties fo:font-variant="normal" fo:text-transform="none" fo:color="#000000" fo:letter-spacing="normal" fo:font-style="normal" fo:font-weight="normal" officeooo:rsid="0005d7a1"/>
    </style:style>
    <style:style style:name="T7" style:family="text">
      <style:text-properties officeooo:rsid="0004890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4890a"/>
    </style:style>
    <style:style style:name="T10" style:family="text">
      <style:text-properties style:text-underline-style="none" officeooo:rsid="0003a8ed"/>
    </style:style>
    <style:style style:name="T11" style:family="text">
      <style:text-properties officeooo:rsid="0005d7a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estionario</text:p>
      <text:p text:style-name="P1"/>
      <text:list xml:id="list3221825350762917975" text:style-name="L1">
        <text:list-item>
          <text:p text:style-name="P6">¿A qué hace referencia el término grid-computing?</text:p>
        </text:list-item>
      </text:list>
      <text:list xml:id="list8855411287569240330" text:style-name="L2">
        <text:list-item>
          <text:p text:style-name="P8">Un tipo de computación distribuida </text:p>
        </text:list-item>
        <text:list-item>
          <text:p text:style-name="P8">Procesamiento paralelo</text:p>
        </text:list-item>
        <text:list-item>
          <text:p text:style-name="P8"><text:span text:style-name="T3">Es un l</text:span>enguaje de programación</text:p>
        </text:list-item>
        <text:list-item>
          <text:p text:style-name="P9"><text:span text:style-name="T7">Otra forma de referirse a</text:span>l modelo cliente/servidor </text:p>
          <text:p text:style-name="P9"/>
        </text:list-item>
      </text:list>
      <text:list xml:id="list203642866704885" text:continue-list="list3221825350762917975" text:style-name="L1">
        <text:list-item>
          <text:p text:style-name="P7">¿Qué es Watson?</text:p>
          <text:list>
            <text:list-item>
              <text:p text:style-name="P10"><text:span text:style-name="T1">El jefe de </text:span><text:span text:style-name="T10">Sherlock</text:span><text:span text:style-name="T3"> Holmes</text:span></text:p>
            </text:list-item>
            <text:list-item>
              <text:p text:style-name="P10"><text:span text:style-name="T7">Un </text:span><text:span text:style-name="T9">sistema</text:span><text:span text:style-name="T7"> de inteligencia artificial</text:span></text:p>
            </text:list-item>
            <text:list-item>
              <text:p text:style-name="P10"><text:span text:style-name="T8">U</text:span><text:span text:style-name="T10">na arquitectura de red</text:span></text:p>
            </text:list-item>
            <text:list-item>
              <text:p text:style-name="P11">Un entorno de desarrollo</text:p>
            </text:list-item>
          </text:list>
        </text:list-item>
      </text:list>
      <text:p text:style-name="P4"/>
      <text:list xml:id="list203642539846606" text:continue-numbering="true" text:style-name="L1">
        <text:list-item>
          <text:p text:style-name="P5"><text:span text:style-name="T4">Los ordenadores son mejores que los humanos en velocidad de cálculo, pero tienen dificultades para tareas <text:s/>como entender el lenguaje </text:span><text:span text:style-name="T5">o reconocer objetos en una imagen, ¿qué metodología </text:span><text:span text:style-name="T6">se usa para</text:span><text:span text:style-name="T5"> realizar este tipo de tareas?</text:span></text:p>
        </text:list-item>
      </text:list>
      <text:list xml:id="list7619384858593342563" text:style-name="L3">
        <text:list-item>
          <text:p text:style-name="P12">El lenguaje de programación AIML</text:p>
        </text:list-item>
        <text:list-item>
          <text:p text:style-name="P12">La computación cognitiva</text:p>
        </text:list-item>
        <text:list-item>
          <text:p text:style-name="P12">La computación grid</text:p>
        </text:list-item>
        <text:list-item>
          <text:p text:style-name="P12">El modelo <text:span text:style-name="T11">maestro/esclavo</text:span></text:p>
        </text:list-item>
      </text:list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56:33.893609173</meta:creation-date>
    <dc:date>2017-05-21T20:36:40.921291660</dc:date>
    <meta:editing-duration>PT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13" meta:character-count="682" meta:non-whitespace-character-count="595"/>
  </office:meta>
</office:document-meta>
</file>